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70d21" officeooo:paragraph-rsid="000259fd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152abb" officeooo:paragraph-rsid="000259fd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bold" officeooo:rsid="00152abb" officeooo:paragraph-rsid="000259fd" style:font-size-asian="16pt" style:font-weight-asian="bold" style:font-size-complex="16pt" style:font-weight-complex="bold"/>
    </style:style>
    <style:style style:name="T1" style:family="text">
      <style:text-properties officeooo:rsid="0019f749"/>
    </style:style>
    <style:style style:name="T2" style:family="text">
      <style:text-properties officeooo:rsid="00170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iketa 4:</text:p>
      <text:p text:style-name="P3"/>
      <text:p text:style-name="P2">Ariketa 4a): Ariketa honetan ikusten duguna da, <text:s/><text:span text:style-name="T2">T biestablea, biestable hau ezagunenetakoa da eta irteera bat dugu kasu honetan LED1.</text:span></text:p>
      <text:p text:style-name="P2"/>
      <text:p text:style-name="P2"/>
      <text:p text:style-name="P1">Ariketa 4b): <text:span text:style-name="T1">Ariketa honetan D biestablea ikusten dugu, bertan hiru salida aurkitzen dira, kasu honetan 3 LED. </text:span></text:p>
      <text:p text:style-name="P1"/>
      <text:p text:style-name="P1"/>
      <text:p text:style-name="P1">Ariketa 4c): <text:span text:style-name="T1">3 irteera ikusten ditugu, led bat eta zumbadore bat kasu honetan eta bombeoa egiten dug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5:28.401000000</meta:creation-date>
    <dc:date>2018-06-06T10:35:43.875000000</dc:date>
    <meta:editing-duration>PT15S</meta:editing-duration>
    <meta:editing-cycles>1</meta:editing-cycles>
    <meta:document-statistic meta:table-count="0" meta:image-count="0" meta:object-count="0" meta:page-count="1" meta:paragraph-count="4" meta:word-count="56" meta:character-count="357" meta:non-whitespace-character-count="303"/>
    <meta:generator>LibreOffice/5.2.0.4$Windows_X86_64 LibreOffice_project/066b007f5ebcc236395c7d282ba488bca6720265</meta:generator>
  </office:meta>
</office:document-meta>
</file>